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ssung Rechteck</text:p>
          </table:table-cell>
          <table:table-cell office:value-type="string" calcext:value-type="string">
            <text:p>Ampitude in Ub/V</text:p>
          </table:table-cell>
          <table:table-cell/>
          <table:table-cell office:value-type="string" calcext:value-type="string">
            <text:p>An/A1</text:p>
          </table:table-cell>
          <table:table-cell office:value-type="string" calcext:value-type="string">
            <text:p>A1/n</text:p>
          </table:table-cell>
          <table:table-cell office:value-type="string" calcext:value-type="string">
            <text:p>Abweichung</text:p>
          </table:table-cell>
          <table:table-cell/>
          <table:table-cell office:value-type="string" calcext:value-type="string">
            <text:p>Messung Dreieck</text:p>
          </table:table-cell>
          <table:table-cell office:value-type="string" calcext:value-type="string">
            <text:p>Amplitude</text:p>
          </table:table-cell>
          <table:table-cell/>
          <table:table-cell office:value-type="string" calcext:value-type="string">
            <text:p>An/A1</text:p>
          </table:table-cell>
          <table:table-cell office:value-type="string" calcext:value-type="string">
            <text:p>A1/n</text:p>
          </table:table-cell>
          <table:table-cell office:value-type="string" calcext:value-type="string">
            <text:p>Abweichung</text:p>
          </table:table-cell>
          <table:table-cell/>
          <table:table-cell office:value-type="string" calcext:value-type="string">
            <text:p>Messung Sägezahn</text:p>
          </table:table-cell>
          <table:table-cell office:value-type="string" calcext:value-type="string">
            <text:p>Amplitude</text:p>
          </table:table-cell>
          <table:table-cell/>
          <table:table-cell office:value-type="string" calcext:value-type="string">
            <text:p>An/A1</text:p>
          </table:table-cell>
          <table:table-cell office:value-type="string" calcext:value-type="string">
            <text:p>A1/n</text:p>
          </table:table-cell>
          <table:table-cell office:value-type="string" calcext:value-type="string">
            <text:p>Abweich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4" calcext:value-type="float">
            <text:p>334</text:p>
          </table:table-cell>
          <table:table-cell table:formula="of:=[.B2]/[.C2]" office:value-type="float" office:value="1" calcext:value-type="float">
            <text:p>1</text:p>
          </table:table-cell>
          <table:table-cell table:formula="of:=334/1" office:value-type="float" office:value="334" calcext:value-type="float">
            <text:p>334</text:p>
          </table:table-cell>
          <table:table-cell table:formula="of:=((334/334)-1)*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[.I2]/[.J2]" office:value-type="float" office:value="1" calcext:value-type="float">
            <text:p>1</text:p>
          </table:table-cell>
          <table:table-cell table:formula="of:=220/([.H2])^2" office:value-type="float" office:value="220" calcext:value-type="float">
            <text:p>220</text:p>
          </table:table-cell>
          <table:table-cell table:formula="of:=([.L2]/[.I2]-1)*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[.P2]/[.Q2]" office:value-type="float" office:value="1" calcext:value-type="float">
            <text:p>1</text:p>
          </table:table-cell>
          <table:table-cell table:formula="of:=174/[.O2]" office:value-type="float" office:value="174" calcext:value-type="float">
            <text:p>174</text:p>
          </table:table-cell>
          <table:table-cell table:formula="of:=([.S2]/[.P2]-1)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334" calcext:value-type="float">
            <text:p>334</text:p>
          </table:table-cell>
          <table:table-cell table:formula="of:=[.B3]/[.C3]" office:value-type="float" office:value="0.329341317365269" calcext:value-type="float">
            <text:p>0,3293413174</text:p>
          </table:table-cell>
          <table:table-cell table:formula="of:=334/3" office:value-type="float" office:value="111.333333333333" calcext:value-type="float">
            <text:p>111,3333333333</text:p>
          </table:table-cell>
          <table:table-cell table:formula="of:=([.E3]/[.B3]-1)*100" office:value-type="float" office:value="1.2121212121212" calcext:value-type="float">
            <text:p>1,2121212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,6</text:p>
          </table:table-cell>
          <table:table-cell office:value-type="float" office:value="220" calcext:value-type="float">
            <text:p>220</text:p>
          </table:table-cell>
          <table:table-cell table:formula="of:=[.I3]/[.J3]" office:value-type="float" office:value="0.107272727272727" calcext:value-type="float">
            <text:p>0,1072727273</text:p>
          </table:table-cell>
          <table:table-cell table:formula="of:=220/([.H3])^2" office:value-type="float" office:value="24.4444444444444" calcext:value-type="float">
            <text:p>24,4444444444</text:p>
          </table:table-cell>
          <table:table-cell table:formula="of:=([.L3]/[.I3]-1)*100" office:value-type="float" office:value="3.57815442561205" calcext:value-type="float">
            <text:p>3,5781544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.8" calcext:value-type="float">
            <text:p>76,8</text:p>
          </table:table-cell>
          <table:table-cell office:value-type="float" office:value="174" calcext:value-type="float">
            <text:p>174</text:p>
          </table:table-cell>
          <table:table-cell table:formula="of:=[.P3]/[.Q3]" office:value-type="float" office:value="0.441379310344828" calcext:value-type="float">
            <text:p>0,4413793103</text:p>
          </table:table-cell>
          <table:table-cell table:formula="of:=174/[.O3]" office:value-type="float" office:value="87" calcext:value-type="float">
            <text:p>87</text:p>
          </table:table-cell>
          <table:table-cell table:formula="of:=([.S3]/[.P3]-1)*100" office:value-type="float" office:value="13.28125" calcext:value-type="float">
            <text:p>13,28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table:formula="of:=[.B4]/[.C4]" office:value-type="float" office:value="0.209580838323353" calcext:value-type="float">
            <text:p>0,2095808383</text:p>
          </table:table-cell>
          <table:table-cell table:formula="of:=334/5" office:value-type="float" office:value="66.8" calcext:value-type="float">
            <text:p>66,8</text:p>
          </table:table-cell>
          <table:table-cell table:formula="of:=([.B4]/[.E4]-1)*100" office:value-type="float" office:value="4.79041916167666" calcext:value-type="float">
            <text:p>4,79041916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8" calcext:value-type="float">
            <text:p>8,8</text:p>
          </table:table-cell>
          <table:table-cell office:value-type="float" office:value="220" calcext:value-type="float">
            <text:p>220</text:p>
          </table:table-cell>
          <table:table-cell table:formula="of:=[.I4]/[.J4]" office:value-type="float" office:value="0.04" calcext:value-type="float">
            <text:p>0,04</text:p>
          </table:table-cell>
          <table:table-cell table:formula="of:=220/([.H4])^2"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,2</text:p>
          </table:table-cell>
          <table:table-cell office:value-type="float" office:value="174" calcext:value-type="float">
            <text:p>174</text:p>
          </table:table-cell>
          <table:table-cell table:formula="of:=[.P4]/[.Q4]" office:value-type="float" office:value="0.317241379310345" calcext:value-type="float">
            <text:p>0,3172413793</text:p>
          </table:table-cell>
          <table:table-cell table:formula="of:=174/[.O4]" office:value-type="float" office:value="58" calcext:value-type="float">
            <text:p>58</text:p>
          </table:table-cell>
          <table:table-cell table:formula="of:=([.S4]/[.P4]-1)*100" office:value-type="float" office:value="5.07246376811594" calcext:value-type="float">
            <text:p>5,0724637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34" calcext:value-type="float">
            <text:p>334</text:p>
          </table:table-cell>
          <table:table-cell table:formula="of:=[.B5]/[.C5]" office:value-type="float" office:value="0.137724550898204" calcext:value-type="float">
            <text:p>0,1377245509</text:p>
          </table:table-cell>
          <table:table-cell table:formula="of:=334/7" office:value-type="float" office:value="47.7142857142857" calcext:value-type="float">
            <text:p>47,7142857143</text:p>
          </table:table-cell>
          <table:table-cell table:formula="of:=([.E5]/[.B5]-1)*100" office:value-type="float" office:value="3.72670807453417" calcext:value-type="float">
            <text:p>3,72670807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formula="of:=[.I5]/[.J5]" office:value-type="float" office:value="0.0181818181818182" calcext:value-type="float">
            <text:p>0,0181818182</text:p>
          </table:table-cell>
          <table:table-cell table:formula="of:=220/([.H5])^2" office:value-type="float" office:value="4.48979591836735" calcext:value-type="float">
            <text:p>4,4897959184</text:p>
          </table:table-cell>
          <table:table-cell table:formula="of:=([.L5]/[.I5]-1)*100" office:value-type="float" office:value="12.2448979591837" calcext:value-type="float">
            <text:p>12,24489795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8" calcext:value-type="float">
            <text:p>44,8</text:p>
          </table:table-cell>
          <table:table-cell office:value-type="float" office:value="174" calcext:value-type="float">
            <text:p>174</text:p>
          </table:table-cell>
          <table:table-cell table:formula="of:=[.P5]/[.Q5]" office:value-type="float" office:value="0.257471264367816" calcext:value-type="float">
            <text:p>0,2574712644</text:p>
          </table:table-cell>
          <table:table-cell table:formula="of:=174/[.O5]" office:value-type="float" office:value="43.5" calcext:value-type="float">
            <text:p>43,5</text:p>
          </table:table-cell>
          <table:table-cell table:formula="of:=([.P5]/[.S5]-1)*100" office:value-type="float" office:value="2.98850574712644" calcext:value-type="float">
            <text:p>2,9885057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34" calcext:value-type="float">
            <text:p>334</text:p>
          </table:table-cell>
          <table:table-cell table:formula="of:=[.B6]/[.C6]" office:value-type="float" office:value="0.11377245508982" calcext:value-type="float">
            <text:p>0,1137724551</text:p>
          </table:table-cell>
          <table:table-cell table:formula="of:=334/9" office:value-type="float" office:value="37.1111111111111" calcext:value-type="float">
            <text:p>37,1111111111</text:p>
          </table:table-cell>
          <table:table-cell table:formula="of:=([.B6]/[.E6]-1)*100" office:value-type="float" office:value="2.39520958083832" calcext:value-type="float">
            <text:p>2,39520958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office:value-type="float" office:value="220" calcext:value-type="float">
            <text:p>220</text:p>
          </table:table-cell>
          <table:table-cell table:formula="of:=[.I6]/[.J6]" office:value-type="float" office:value="0.0127272727272727" calcext:value-type="float">
            <text:p>0,0127272727</text:p>
          </table:table-cell>
          <table:table-cell table:formula="of:=220/([.H6])^2" office:value-type="float" office:value="2.71604938271605" calcext:value-type="float">
            <text:p>2,7160493827</text:p>
          </table:table-cell>
          <table:table-cell table:formula="of:=([.I6]/[.L6]-1)*100" office:value-type="float" office:value="3.09090909090908" calcext:value-type="float">
            <text:p>3,090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.2" calcext:value-type="float">
            <text:p>35,2</text:p>
          </table:table-cell>
          <table:table-cell office:value-type="float" office:value="174" calcext:value-type="float">
            <text:p>174</text:p>
          </table:table-cell>
          <table:table-cell table:formula="of:=[.P6]/[.Q6]" office:value-type="float" office:value="0.202298850574713" calcext:value-type="float">
            <text:p>0,2022988506</text:p>
          </table:table-cell>
          <table:table-cell table:formula="of:=174/[.O6]" office:value-type="float" office:value="34.8" calcext:value-type="float">
            <text:p>34,8</text:p>
          </table:table-cell>
          <table:table-cell table:formula="of:=([.P6]/[.S6]-1)*100" office:value-type="float" office:value="1.14942528735633" calcext:value-type="float">
            <text:p>1,14942528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table:formula="of:=[.B7]/[.C7]" office:value-type="float" office:value="0.0778443113772455" calcext:value-type="float">
            <text:p>0,0778443114</text:p>
          </table:table-cell>
          <table:table-cell table:formula="of:=334/11" office:value-type="float" office:value="30.3636363636364" calcext:value-type="float">
            <text:p>30,3636363636</text:p>
          </table:table-cell>
          <table:table-cell table:formula="of:=([.E7]/[.B7]-1)*100" office:value-type="float" office:value="16.7832167832168" calcext:value-type="float">
            <text:p>16,78321678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52" calcext:value-type="float">
            <text:p>1,52</text:p>
          </table:table-cell>
          <table:table-cell office:value-type="float" office:value="220" calcext:value-type="float">
            <text:p>220</text:p>
          </table:table-cell>
          <table:table-cell table:formula="of:=[.I7]/[.J7]" office:value-type="float" office:value="0.00690909090909091" calcext:value-type="float">
            <text:p>0,0069090909</text:p>
          </table:table-cell>
          <table:table-cell table:formula="of:=220/([.H7])^2" office:value-type="float" office:value="1.81818181818182" calcext:value-type="float">
            <text:p>1,8181818182</text:p>
          </table:table-cell>
          <table:table-cell table:formula="of:=([.L7]/[.I7]-1)*100" office:value-type="float" office:value="19.6172248803828" calcext:value-type="float">
            <text:p>19,61722488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.4" calcext:value-type="float">
            <text:p>26,4</text:p>
          </table:table-cell>
          <table:table-cell office:value-type="float" office:value="174" calcext:value-type="float">
            <text:p>174</text:p>
          </table:table-cell>
          <table:table-cell table:formula="of:=[.P7]/[.Q7]" office:value-type="float" office:value="0.151724137931034" calcext:value-type="float">
            <text:p>0,1517241379</text:p>
          </table:table-cell>
          <table:table-cell table:formula="of:=174/[.O7]" office:value-type="float" office:value="29" calcext:value-type="float">
            <text:p>29</text:p>
          </table:table-cell>
          <table:table-cell table:formula="of:=([.S7]/[.P7]-1)*100" office:value-type="float" office:value="9.84848484848486" calcext:value-type="float">
            <text:p>9,84848484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table:formula="of:=[.B8]/[.C8]" office:value-type="float" office:value="0.0778443113772455" calcext:value-type="float">
            <text:p>0,0778443114</text:p>
          </table:table-cell>
          <table:table-cell table:formula="of:=334/13" office:value-type="float" office:value="25.6923076923077" calcext:value-type="float">
            <text:p>25,6923076923</text:p>
          </table:table-cell>
          <table:table-cell table:formula="of:=([.B8]/[.E8]-1)*100" office:value-type="float" office:value="1.19760479041915" calcext:value-type="float">
            <text:p>1,19760479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6" calcext:value-type="float">
            <text:p>1,36</text:p>
          </table:table-cell>
          <table:table-cell office:value-type="float" office:value="220" calcext:value-type="float">
            <text:p>220</text:p>
          </table:table-cell>
          <table:table-cell table:formula="of:=[.I8]/[.J8]" office:value-type="float" office:value="0.00618181818181818" calcext:value-type="float">
            <text:p>0,0061818182</text:p>
          </table:table-cell>
          <table:table-cell table:formula="of:=220/([.H8])^2" office:value-type="float" office:value="1.30177514792899" calcext:value-type="float">
            <text:p>1,3017751479</text:p>
          </table:table-cell>
          <table:table-cell table:formula="of:=([.I8]/[.L8]-1)*100" office:value-type="float" office:value="4.47272727272727" calcext:value-type="float">
            <text:p>4,47272727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2" calcext:value-type="float">
            <text:p>23,2</text:p>
          </table:table-cell>
          <table:table-cell office:value-type="float" office:value="174" calcext:value-type="float">
            <text:p>174</text:p>
          </table:table-cell>
          <table:table-cell table:formula="of:=[.P8]/[.Q8]" office:value-type="float" office:value="0.133333333333333" calcext:value-type="float">
            <text:p>0,1333333333</text:p>
          </table:table-cell>
          <table:table-cell table:formula="of:=174/[.O8]" office:value-type="float" office:value="24.8571428571429" calcext:value-type="float">
            <text:p>24,8571428571</text:p>
          </table:table-cell>
          <table:table-cell table:formula="of:=([.S8]/[.P8]-1)*100" office:value-type="float" office:value="7.14285714285714" calcext:value-type="float">
            <text:p>7,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4" calcext:value-type="float">
            <text:p>334</text:p>
          </table:table-cell>
          <table:table-cell table:formula="of:=[.B9]/[.C9]" office:value-type="float" office:value="0.0598802395209581" calcext:value-type="float">
            <text:p>0,0598802395</text:p>
          </table:table-cell>
          <table:table-cell table:formula="of:=334/15" office:value-type="float" office:value="22.2666666666667" calcext:value-type="float">
            <text:p>22,2666666667</text:p>
          </table:table-cell>
          <table:table-cell table:formula="of:=([.E9]/[.B9]-1)*100" office:value-type="float" office:value="11.3333333333333" calcext:value-type="float">
            <text:p>11,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220" calcext:value-type="float">
            <text:p>220</text:p>
          </table:table-cell>
          <table:table-cell table:formula="of:=[.I9]/[.J9]" office:value-type="float" office:value="0.00363636363636364" calcext:value-type="float">
            <text:p>0,0036363636</text:p>
          </table:table-cell>
          <table:table-cell table:formula="of:=220/([.H9])^2" office:value-type="float" office:value="0.977777777777778" calcext:value-type="float">
            <text:p>0,9777777778</text:p>
          </table:table-cell>
          <table:table-cell table:formula="of:=([.L9]/[.I9]-1)*100" office:value-type="float" office:value="22.2222222222222" calcext:value-type="float">
            <text:p>22,22222222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table:formula="of:=[.P9]/[.Q9]" office:value-type="float" office:value="0.126436781609195" calcext:value-type="float">
            <text:p>0,1264367816</text:p>
          </table:table-cell>
          <table:table-cell table:formula="of:=174/[.O9]" office:value-type="float" office:value="21.75" calcext:value-type="float">
            <text:p>21,75</text:p>
          </table:table-cell>
          <table:table-cell table:formula="of:=([.P9]/[.S9]-1)*100" office:value-type="float" office:value="1.14942528735633" calcext:value-type="float">
            <text:p>1,1494252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table:formula="of:=[.B10]/[.C10]" office:value-type="float" office:value="0.0538922155688623" calcext:value-type="float">
            <text:p>0,0538922156</text:p>
          </table:table-cell>
          <table:table-cell table:formula="of:=334/17" office:value-type="float" office:value="19.6470588235294" calcext:value-type="float">
            <text:p>19,6470588235</text:p>
          </table:table-cell>
          <table:table-cell table:formula="of:=([.E10]/[.B10]-1)*100" office:value-type="float" office:value="9.15032679738563" calcext:value-type="float">
            <text:p>9,150326797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,6</text:p>
          </table:table-cell>
          <table:table-cell office:value-type="float" office:value="174" calcext:value-type="float">
            <text:p>174</text:p>
          </table:table-cell>
          <table:table-cell table:formula="of:=[.P10]/[.Q10]" office:value-type="float" office:value="0.11264367816092" calcext:value-type="float">
            <text:p>0,1126436782</text:p>
          </table:table-cell>
          <table:table-cell table:formula="of:=174/[.O10]" office:value-type="float" office:value="19.3333333333333" calcext:value-type="float">
            <text:p>19,3333333333</text:p>
          </table:table-cell>
          <table:table-cell table:formula="of:=([.P10]/[.S10]-1)*100" office:value-type="float" office:value="1.37931034482759" calcext:value-type="float">
            <text:p>1,3793103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12:46:14.428168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53:00.968800027</meta:creation-date>
    <dc:date>2017-12-22T13:41:51.019474207</dc:date>
    <meta:editing-duration>PT1H2M22S</meta:editing-duration>
    <meta:editing-cycles>14</meta:editing-cycles>
    <meta:generator>LibreOffice/5.1.6.2$Linux_X86_64 LibreOffice_project/10m0$Build-2</meta:generator>
    <meta:document-statistic meta:table-count="1" meta:cell-count="171" meta:object-count="0"/>
  </office:meta>
</office:document-meta>
</file>